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new2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new1" style:family="paragraph" style:master-page-name="Standard">
      <style:paragraph-properties fo:text-align="right" style:page-number="1" style:writing-mode="lr-tb"/>
      <style:text-properties/>
    </style:style>
    <style:style style:name="P4" style:parent-style-name="new3" style:family="paragraph" style:master-page-name="Standard">
      <style:paragraph-properties fo:margin-right="1pt" style:page-number="1" style:writing-mode="lr-tb">
        <style:tab-stops>
          <style:tab-stop style:position="45.5902306648539pt" style:type="char" style:char=",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overflow-behavior="clip" style:protect="siz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protect="size" style:wrap="none"/>
    </style:style>
  </office:automatic-styles>
  <office:body>
    <office:text>
      <text:p text:style-name="P2"><?opendocument cursor-position?></text:p>
      <draw:frame draw:name="Headers" draw:style-name="fr1" svg:x="0pt" svg:y="0pt" text:anchor-type="page" text:anchor-page-number="1" draw:z-index="4" svg:width="612.001060222pt" svg:height="70.8662645pt">
        <draw:text-box>
          <text:p text:style-name="P3"><text:chapter>&lt;No title&gt;</text:chapter></text:p>
        </draw:text-box>
      </draw:frame>
      <draw:frame draw:name="Footers" draw:style-name="fr2" svg:x="1.08548168249652pt" svg:y="728.347693859351pt" text:anchor-type="page" text:anchor-page-number="1" draw:z-index="5" svg:width="68.6552370475999pt" svg:height="22.1273756166864pt">
        <draw:text-box fo:min-height="9.16002867791201pt">
          <text:p text:style-name="P4"><text:tab text:tab-ref="1"/><text:page-number text:select-page="current">1</text:page-number>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5197587pt" fo:margin-left="85.0395174pt" fo:margin-right="56.6930116pt" fo:margin-top="99.2127703pt" fo:page-height="792.001372052pt" fo:page-width="612.001060222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</office:automatic-styles>
  <office:master-styles>
    <style:master-page style:name="Standard" style:page-layout-name="pm1">
      <style:footer>
        <text:p text:style-name="P1"><text:title>Alter Title in Document Information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dc:title>Alter Title in Document Information</dc:title>
    <meta:initial-creator>Thomas Zander</meta:initial-creator>
    <meta:editing-cycles>1</meta:editing-cycles>
    <meta:creation-date>2006-01-02T17:02:15</meta:creation-date>
    <dc:date>2006-01-02T17:02:16</dc:date>
    <dc:creator>Thomas Zander</dc:creator>
    <meta:user-defined meta:name="email">zander@kde.org</meta:user-defined>
  </office:meta>
</office:document-meta>
</file>